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er: Thank you for joining us today. Let's start by getting to know you better. Can you tell us a bit about yourselves and your experience with the real estate market?</text:p>
      <text:p text:style-name="P1">Interviewee (Young Couple): Of course! We are a young couple who recently moved to this new town due to work opportunities. We're excited to settle down here and are looking to buy a house that fits our needs and preferences.</text:p>
      <text:p text:style-name="P1">Interviewer: That's great to hear! As you begin your search for a new home, what are the most important factors you're considering in your decision-making process?</text:p>
      <text:p text:style-name="P1">Interviewee (Young Couple): Location is a top priority for us, as we want to be close to our workplaces and essential amenities. We're also looking for a neighborhood with a good sense of community and proximity to schools and parks since we're planning to start a family in the future. Additionally, a well-maintained property with enough space for future expansion is important to us.</text:p>
      <text:p text:style-name="P1">Interviewer: It sounds like you have clear criteria for your dream home. How are you approaching the process of finding listings and gathering information about potential properties?</text:p>
      <text:p text:style-name="P1">Interviewee (Young Couple): We've been using online real estate platforms to search for listings and filter properties based on our preferences. We're also consulting with local real estate agents who can provide us with more insights about the different neighborhoods and market trends in the area.</text:p>
      <text:p text:style-name="P1">Interviewer: That's a smart approach. Market trends play a crucial role in the real estate decision-making process. Have you come across any specific insights or trends that have caught your attention during your search?</text:p>
      <text:p text:style-name="P1">Interviewee (Young Couple): Yes, we've noticed that the housing market in this town has been quite competitive lately. Houses are selling quickly, and prices seem to be on the rise. It's important for us to stay informed about the latest trends to make sure we're making a well-informed decision and not overpaying for a property.</text:p>
      <text:p text:style-name="P1">Interviewer: Being aware of market trends is indeed essential. When you find a property that meets your criteria, how do you assess its value and determine if it aligns with your budget?</text:p>
      <text:p text:style-name="P1">Interviewee (Young Couple): We've been comparing the listing price with similar properties in the neighborhood to gauge whether it's a fair value. We're also considering factors like the property's age, condition, and any potential renovation costs. Additionally, we've been pre-approved for a mortgage, so we know our budget limit and want to ensure that the property falls within that range.</text:p>
      <text:p text:style-name="P1">Interviewer: That's a practical approach to ensure you're making a sound financial decision. As you progress with your search, what do you see as the main challenges you're facing in the current real estate market?</text:p>
      <text:p text:style-name="P1">Interviewee (Young Couple): The main challenge we're facing is the limited inventory of available properties that meet our criteria. With the competitive market, it feels like there's a lot of pressure to act quickly when we find a suitable house. We're also new to this area, so understanding the local real estate market and regulations is a learning curve for us.</text:p>
      <text:p text:style-name="P1">Interviewer: I can understand how those challenges might feel overwhelming. Finally, are there any specific features or amenities you're prioritizing in your new home, and do you have any questions or concerns about the process of buying a house in this town?</text:p>
      <text:p text:style-name="P1">Interviewee (Young Couple): We're definitely looking for a house with a backyard or outdoor space since we enjoy spending time outdoors. As for concerns, we're a bit unsure about the negotiation process and how to make a competitive offer without overextending ourselves financially.</text:p>
      <text:p text:style-name="P1">Interviewer: It's completely normal to have those concerns. Having a skilled real estate agent on your <text:soft-page-break/>side can be beneficial as they can guide you through the negotiation process and offer valuable insights. Thank you both for sharing your thoughts and experiences with us today. We wish you the best of luck in finding your perfect home in this new tow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hony Hylton</meta:initial-creator>
    <meta:creation-date>2023-06-30T21:13:32.70</meta:creation-date>
    <meta:document-statistic meta:table-count="0" meta:image-count="0" meta:object-count="0" meta:page-count="2" meta:paragraph-count="15" meta:word-count="657" meta:character-count="4037"/>
    <dc:date>2023-06-30T21:14:13.78</dc:date>
    <dc:creator>Anthony Hylton</dc:creator>
    <meta:editing-duration>PT41S</meta:editing-duration>
    <meta:editing-cycles>1</meta:editing-cycles>
    <meta:generator>OpenOffice/4.1.14$Win32 OpenOffice.org_project/4114m1$Build-9811</meta:generator>
  </office:meta>
</office:document-meta>
</file>